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77" calcext:value-type="float">
            <text:p>1177</text:p>
          </table:table-cell>
          <table:table-cell table:style-name="ce7" table:formula="of:=COUNTIF([.B7:.B1000000];&quot;X&quot;)" office:value-type="float" office:value="1013" calcext:value-type="float">
            <text:p>1013</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39" calcext:value-type="float">
            <text:p>139</text:p>
          </table:table-cell>
          <table:table-cell table:style-name="ce25" table:formula="of:=SUM([.B2:.F2])" office:value-type="float" office:value="1256" calcext:value-type="float">
            <text:p>125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3" table:number-rows-repeated="66">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03">00/00/0000</text:date>, <text:time style:data-style-name="N2" text:time-value="22:03:01.96640109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03T22:03:39.620717798</dc:date>
    <meta:editing-duration>P1DT8H18M58S</meta:editing-duration>
    <meta:editing-cycles>1170</meta:editing-cycles>
    <meta:document-statistic meta:table-count="1" meta:cell-count="7104" meta:object-count="0"/>
  </office:meta>
</office:document-meta>
</file>